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8.256cm" fo:margin-left="0cm" fo:margin-right="-1.256cm" table:align="margins"/>
    </style:style>
    <style:style style:name="Tabla1.A" style:family="table-column">
      <style:table-column-properties style:column-width="5.666cm" style:rel-column-width="3212*"/>
    </style:style>
    <style:style style:name="Tabla1.B" style:family="table-column">
      <style:table-column-properties style:column-width="5.667cm" style:rel-column-width="3213*"/>
    </style:style>
    <style:style style:name="Tabla1.C" style:family="table-column">
      <style:table-column-properties style:column-width="6.923cm" style:rel-column-width="3925*"/>
    </style:style>
    <style:style style:name="Tabla1.A1" style:family="table-cell">
      <style:table-cell-properties fo:padding="0.097cm" fo:border-left="0.002cm solid #000000" fo:border-right="none" fo:border-top="0.002cm solid #000000" fo:border-bottom="0.002cm solid #000000"/>
    </style:style>
    <style:style style:name="Tabla1.C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Table_20_Contents" style:list-style-name="L1"/>
    <style:style style:name="P3" style:family="paragraph" style:parent-style-name="Table_20_Contents" style:list-style-name="L2"/>
    <style:style style:name="P4" style:family="paragraph" style:parent-style-name="Table_20_Contents" style:list-style-name="L3"/>
    <style:style style:name="P5" style:family="paragraph" style:parent-style-name="Table_20_Contents" style:list-style-name="L4"/>
    <style:style style:name="P6" style:family="paragraph" style:parent-style-name="Table_20_Contents" style:list-style-name="L5"/>
    <style:style style:name="P7" style:family="paragraph" style:parent-style-name="Table_20_Contents" style:list-style-name="L6"/>
    <style:style style:name="P8" style:family="paragraph" style:parent-style-name="Table_20_Contents" style:list-style-name="L7"/>
    <style:style style:name="P9" style:family="paragraph" style:parent-style-name="Table_20_Contents" style:list-style-name="L8"/>
    <style:style style:name="P10" style:family="paragraph" style:parent-style-name="Table_20_Contents" style:list-style-name="L10"/>
    <style:style style:name="P11" style:family="paragraph" style:parent-style-name="Table_20_Contents">
      <style:text-properties fo:font-size="9pt" style:font-size-asian="9pt" style:font-size-complex="9pt"/>
    </style:style>
    <style:style style:name="P12" style:family="paragraph" style:parent-style-name="Table_20_Contents" style:list-style-name="L9">
      <style:text-properties fo:font-size="9pt" style:font-size-asian="9pt" style:font-size-complex="9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table-cell table:style-name="Tabla1.A1" office:value-type="string">
            <text:p text:style-name="Table_20_Contents"/>
          </table:table-cell>
          <table:table-cell table:style-name="Tabla1.A1" office:value-type="string">
            <text:p text:style-name="Table_20_Contents">Puntos fuertes de la empresa:</text:p>
            <text:list xml:id="list560505616909334689" text:style-name="L1">
              <text:list-item>
                <text:p text:style-name="P2">La cúpula directiva tiene mucha experiencia en el sector.</text:p>
              </text:list-item>
              <text:list-item>
                <text:p text:style-name="P2">Gran beneficio del boca a boca.</text:p>
              </text:list-item>
              <text:list-item>
                <text:p text:style-name="P2">Buena localización de la empresa puesto que tiene un gran espacio de maniobra.</text:p>
              </text:list-item>
            </text:list>
          </table:table-cell>
          <table:table-cell table:style-name="Tabla1.C1" office:value-type="string">
            <text:p text:style-name="Table_20_Contents">Puntos débiles de la empresa:</text:p>
            <text:list xml:id="list6565965553220110149" text:style-name="L5">
              <text:list-item>
                <text:p text:style-name="P6">Página web pobre y solamente permite la comunicación mediante email.</text:p>
              </text:list-item>
              <text:list-item>
                <text:p text:style-name="P6">Poca visibilidad de nuestra empresa al situarse en un polígono industrial.</text:p>
              </text:list-item>
              <text:list-item>
                <text:p text:style-name="P6">Pobre estructura organizativa.</text:p>
              </text:list-item>
              <text:list-item>
                <text:p text:style-name="P6">Baja automatización de sus procesos administrativos(Jefe de administración realiza tareas de otros departamentos).</text:p>
              </text:list-item>
              <text:list-item>
                <text:p text:style-name="P6">Sistema de nóminas no permite registrar horas extras en los últimos días de cada mes.</text:p>
              </text:list-item>
              <text:list-item>
                <text:p text:style-name="P6">Carecen de control, ni manual ni automático, del stock del almacén.</text:p>
              </text:list-item>
              <text:list-item>
                <text:p text:style-name="P6">El equipo informático es escaso para la gran cantidad de puestos que los utilizan.</text:p>
              </text:list-item>
            </text:list>
          </table:table-cell>
        </table:table-row>
        <table:table-row>
          <table:table-cell table:style-name="Tabla1.A2" office:value-type="string">
            <text:p text:style-name="Table_20_Contents">Oportunidades del entorno:</text:p>
            <text:list xml:id="list4771377954203018833" text:style-name="L2">
              <text:list-item>
                <text:p text:style-name="P3">Aumento de la criminalidad en los últimos años.</text:p>
              </text:list-item>
              <text:list-item>
                <text:p text:style-name="P3">La gente que vive en pisos está empezando a instalar más alarmas de seguridad.</text:p>
              </text:list-item>
              <text:list-item>
                <text:p text:style-name="P3">Demanda de creciente de alarmas en parques empresariales y polígonos industriales.</text:p>
              </text:list-item>
              <text:list-item>
                <text:p text:style-name="P3">En verano se produce un incremento en la demanda de sistemas de seguridad.</text:p>
              </text:list-item>
            </text:list>
          </table:table-cell>
          <table:table-cell table:style-name="Tabla1.A2" office:value-type="string">
            <text:p text:style-name="Table_20_Contents">Propuestas de estrategias agresivas:</text:p>
            <text:list xml:id="list5402010677268303146" text:style-name="L10">
              <text:list-item>
                <text:p text:style-name="P10">Campaña agresiva de publicidad.</text:p>
              </text:list-item>
            </text:list>
            <text:list xml:id="list3668859454106204776" text:style-name="L3">
              <text:list-item>
                <text:p text:style-name="P4">Ofrecer un servicio de chat en la propia página web para asesorar a los clientes de manera óptima aprovechando la gran experiencia que nuestra empresa tiene en el sector.</text:p>
              </text:list-item>
              <text:list-item>
                <text:p text:style-name="P4">Aplicación móvil desde donde se puedan controlar y ver los dispositivos de seguridad del hogar ( cámaras, sensores de presencia y detectores de incendios).</text:p>
              </text:list-item>
            </text:list>
          </table:table-cell>
          <table:table-cell table:style-name="Tabla1.C2" office:value-type="string">
            <text:p text:style-name="Table_20_Contents">Propuestas de estrategias oportunistas:</text:p>
            <text:list xml:id="list3833208511637469386" text:style-name="L6">
              <text:list-item>
                <text:p text:style-name="P7">Aprovechar la creciente demanda de la época estival <text:s/>para captar la mayor cantidad de usuarios en </text:p>
              </text:list-item>
              <text:list-item>
                <text:p text:style-name="P7">Pequeñas exhibiciones de nuestros productos en la vía pública con la intención de obtener visibilidad en las redes(Ejemplo: Una persona que se va con una pantalla y una cámara, de manera que la cámara esté apuntando a la pantalla que proyecta la imagen de la persona que está delanta, aprovechando el efecto óptima que se forma cuando hay dos espejos uno delante del otro. Cualquier viandante puede ponerse entre la cámara y la pantalla para hacerse una foto, de modo que el logo de la empresa saldrá en la foto, consiguiendo visibilidad de nuestros productos de vigilancia).</text:p>
              </text:list-item>
              <text:list-item>
                <text:p text:style-name="P7"/>
              </text:list-item>
            </text:list>
          </table:table-cell>
        </table:table-row>
        <table:table-row>
          <table:table-cell table:style-name="Tabla1.A2" office:value-type="string">
            <text:p text:style-name="Table_20_Contents">Amenazas del entorno:</text:p>
            <text:list xml:id="list3857857916678203856" text:style-name="L4">
              <text:list-item>
                <text:p text:style-name="P5">Las grandes compañías <text:soft-page-break/>de seguridad ofrecen una gran variedad de servicios.</text:p>
              </text:list-item>
              <text:list-item>
                <text:p text:style-name="P5">El auge de las empresas online venden productos online</text:p>
              </text:list-item>
              <text:list-item>
                <text:p text:style-name="P5">Los sistemas de seguridad son cada vez más fáciles de instalar por los usuarios.</text:p>
              </text:list-item>
              <text:list-item>
                <text:p text:style-name="P5">Los grandes almacenes ofrecen una gran variedad de productos de seguridad.</text:p>
              </text:list-item>
              <text:list-item>
                <text:p text:style-name="P5">Los grandes almacenes ofrecen una atención excelente en la venta de sus productos.</text:p>
              </text:list-item>
            </text:list>
          </table:table-cell>
          <table:table-cell table:style-name="Tabla1.A2" office:value-type="string">
            <text:p text:style-name="Table_20_Contents">Propuestas de estrategias de diversificación:</text:p>
            <text:list xml:id="list8153617807142034664" text:style-name="L7">
              <text:list-item>
                <text:p text:style-name="P8"><text:soft-page-break/>Aprovechando la creciente demanda de servicios de seguridad, se propone realizar una campaña agresiva de anuncios en youtube que incluyan un link a la nueva página web de la empresa, para atraer nuevos clientes.</text:p>
              </text:list-item>
              <text:list-item>
                <text:p text:style-name="P8">En la página web se expondrán todos los servicios que se ofertamos.</text:p>
              </text:list-item>
              <text:list-item>
                <text:p text:style-name="P8">Intentar ampliar nuestra actividad a la Comunidad de Madrid, en vez de <text:s/>restringirse a la localidad de Alcalá de Henares.</text:p>
              </text:list-item>
            </text:list>
          </table:table-cell>
          <table:table-cell table:style-name="Tabla1.C2" office:value-type="string">
            <text:p text:style-name="Table_20_Contents">Propuestas de estrategias defensivas:</text:p>
            <text:list xml:id="list8887678259571573676" text:style-name="L8">
              <text:list-item>
                <text:p text:style-name="P9">Se venderán productos online <text:soft-page-break/>en la nueva página web y con ellos se ofrecerá un plan de instalación y mantenimiento durante un año.</text:p>
              </text:list-item>
              <text:list-item>
                <text:p text:style-name="P9">Ofrecer mayor variedad de productos en la página web y sacarle el máximo partido al nuevo servicio ERP instalado para tener el menos stock posible de cada producto, de forma que no se sature el almacén.</text:p>
              </text:list-item>
            </text:list>
          </table:table-cell>
        </table:table-row>
      </table:table>
      <text:p text:style-name="Standard"/>
      <text:p text:style-name="Standard"/>
      <text:p text:style-name="Standard"/>
      <text:p text:style-name="Standard"/>
      <text:p text:style-name="Standard"/>
      <text:p text:style-name="P1">Mejoras de gestión:</text:p>
      <text:p text:style-name="Standard">Queremos ofrecer un sistema de comunicación tal que los trabajadores puedan indicar de forma cómoda las horas extras que hayan realizado, quedando registradas en el sistema para que se les puedan pagar en el mes en el que las hayan hecho. </text:p>
      <text:p text:style-name="Standard">Adicionalmente, este sistema podrá indicar a cada trabajador cuál es su turno de trabajo, sincronizando así los horarios que la administración <text:s/>haya realizado para ellos.</text:p>
      <text:p text:style-name="Standard">Los trabajadores podrán fichar a través del sistema, de forma que si este estuviera incluido en un dispositivo móvil, no tendrían que pasar por la empresa cuando su turno de trabajo terminara.</text:p>
      <text:p text:style-name="Standard"/>
      <text:p text:style-name="P1">Proyectos propuestos:</text:p>
      <text:p text:style-name="P1">-Departamento de televigilancia:</text:p>
      <text:p text:style-name="Standard"><text:tab/><text:tab/>Se podría crear una aplicación desde la que los clientes pudieran ver las imágenes que capturan las cámaras que hayan instalado así como información de otros sensores o alarmas.</text:p>
      <text:p text:style-name="Standard">Aprovechando que este proyecto se inicia por primera vez, crearemos la estructura TIC de cero, lo cual es más sencillo que reestructurar un departamento que ya está en funcionamiento.</text:p>
      <text:p text:style-name="Standard"/>
      <text:p text:style-name="P1">-La página web:</text:p>
      <text:p text:style-name="Standard"><text:tab/><text:tab/>Mejorar la página web para que cualquiera que quiera contratar los servicios que la empresa oferta pueda <text:s/>hacerlo de manera cómoda a través de un panel en el que puedan verse los servicios que se ofertan.</text:p>
      <text:p text:style-name="Standard">La pagina web estaría antes del verano.</text:p>
      <text:p text:style-name="Standard">Para esta página web, necesitaremos un servicio de hosting. Dicha web sería manejada por la empresa externa. Se aprovechando el dominio que actualmente dispone la empresa.</text:p>
      <text:p text:style-name="Standard"/>
      <text:p text:style-name="P1">Cuadrante de servicios a ofertar en la página web.</text:p>
      <text:p text:style-name="Standard">Ya que la empresa presenta una gran variedad de servicios, presentamos un resumen de los servicios que la empresa podría ofrecer a través de su página web.</text:p>
      <text:p text:style-name="Standard"><text:soft-page-break/></text:p>
      <table:table table:name="Tabla2" table:style-name="Tabla2">
        <table:table-column table:style-name="Tabla2.A" table:number-columns-repeated="2"/>
        <table:table-row>
          <table:table-cell table:style-name="Tabla2.A1" office:value-type="string">
            <text:p text:style-name="P11">Servicio</text:p>
          </table:table-cell>
          <table:table-cell table:style-name="Tabla2.B1" office:value-type="string">
            <text:p text:style-name="P11">Descripción</text:p>
          </table:table-cell>
        </table:table-row>
        <table:table-row>
          <table:table-cell table:style-name="Tabla2.A2" office:value-type="string">
            <text:p text:style-name="P11">Alarmas antirrobo</text:p>
          </table:table-cell>
          <table:table-cell table:style-name="Tabla2.B2" office:value-type="string">
            <text:p text:style-name="P11">Venta, instalación y mantenimiento de distintos tipos de alarmas:</text:p>
            <text:list xml:id="list6431715734191810632" text:style-name="L9">
              <text:list-item>
                <text:p text:style-name="P12">Alarmas conectadas a una red central ( previo pago mensual).</text:p>
              </text:list-item>
              <text:list-item>
                <text:p text:style-name="P12">Alarmas cableadas.</text:p>
              </text:list-item>
              <text:list-item>
                <text:p text:style-name="P12">Alarmas disuasorias.</text:p>
              </text:list-item>
            </text:list>
          </table:table-cell>
        </table:table-row>
        <table:table-row>
          <table:table-cell table:style-name="Tabla2.A2" office:value-type="string">
            <text:p text:style-name="P11">Circuitos cerrados de vídeo</text:p>
          </table:table-cell>
          <table:table-cell table:style-name="Tabla2.B2" office:value-type="string">
            <text:p text:style-name="P11">Se instalan cámaras que estarán emitiendo aquello que estén grabando.</text:p>
          </table:table-cell>
        </table:table-row>
        <table:table-row>
          <table:table-cell table:style-name="Tabla2.A2" office:value-type="string">
            <text:p text:style-name="P11">Sistemas de televigilancia</text:p>
          </table:table-cell>
          <table:table-cell table:style-name="Tabla2.B2" office:value-type="string">
            <text:p text:style-name="P11">Circuito de vídeo en el que hay una persona vigilando lo que sucede.</text:p>
          </table:table-cell>
        </table:table-row>
        <table:table-row>
          <table:table-cell table:style-name="Tabla2.A2" office:value-type="string">
            <text:p text:style-name="P11">Aparatos de control de accesos</text:p>
          </table:table-cell>
          <table:table-cell table:style-name="Tabla2.B2" office:value-type="string">
            <text:p text:style-name="P11">Alarmas en diferentes formatos para controlar las entradas/salidas en los establecimientos</text:p>
          </table:table-cell>
        </table:table-row>
        <table:table-row>
          <table:table-cell table:style-name="Tabla2.A2" office:value-type="string">
            <text:p text:style-name="P11">Sistemas de detección y extinción de incendios</text:p>
          </table:table-cell>
          <table:table-cell table:style-name="Tabla2.B2" office:value-type="string">
            <text:p text:style-name="P11">Sensores que detectan incendios y alertan a los servicios pertinentes.</text:p>
          </table:table-cell>
        </table:table-row>
        <table:table-row>
          <table:table-cell table:style-name="Tabla2.A2" office:value-type="string">
            <text:p text:style-name="P11">Sensores de movimiento</text:p>
          </table:table-cell>
          <table:table-cell table:style-name="Tabla2.B2" office:value-type="string">
            <text:p text:style-name="P11">Instalables tanto en hogares como en empresas</text:p>
          </table:table-cell>
        </table:table-row>
        <table:table-row>
          <table:table-cell table:style-name="Tabla2.A2" office:value-type="string">
            <text:p text:style-name="P11">Carteles disuasorios</text:p>
          </table:table-cell>
          <table:table-cell table:style-name="Tabla2.B2" office:value-type="string">
            <text:p text:style-name="P11"/>
          </table:table-cell>
        </table:table-row>
        <table:table-row>
          <table:table-cell table:style-name="Tabla2.A2" office:value-type="string">
            <text:p text:style-name="P11">Reparación de alarmas u otros sistemas de seguridad</text:p>
          </table:table-cell>
          <table:table-cell table:style-name="Tabla2.B2" office:value-type="string">
            <text:p text:style-name="P11">Estos servicios se aplican a cualquier sistema de seguridad, haya sido instalado por Henarsecur o no.</text:p>
          </table:table-cell>
        </table:table-row>
        <table:table-row>
          <table:table-cell table:style-name="Tabla2.A2" office:value-type="string">
            <text:p text:style-name="P11">Asesoramiento a clientes</text:p>
          </table:table-cell>
          <table:table-cell table:style-name="Tabla2.B2" office:value-type="string">
            <text:p text:style-name="P11">Asesoraremos a nuestros clientes acerca de las correcciones y mejoras en sus sistemas de seguridad para evitar cualquier tipo de vulnerabilidad.</text:p>
          </table:table-cell>
        </table:table-row>
        <table:table-row>
          <table:table-cell table:style-name="Tabla2.A2" office:value-type="string">
            <text:p text:style-name="P11">Transporte y valija</text:p>
          </table:table-cell>
          <table:table-cell table:style-name="Tabla2.B2" office:value-type="string">
            <text:p text:style-name="P11">Se ofrecen servicios de seguridad en el transporte de objetos o mercancías valiosas</text:p>
          </table:table-cell>
        </table:table-row>
        <table:table-row>
          <table:table-cell table:style-name="Tabla2.A2" office:value-type="string">
            <text:p text:style-name="P11">Vigilantes de seguridad</text:p>
          </table:table-cell>
          <table:table-cell table:style-name="Tabla2.B2" office:value-type="string">
            <text:p text:style-name="P11">Ofrecemos un servicio de vigilantes que velarán por su seguridad.</text:p>
          </table:table-cell>
        </table:table-row>
      </table:table>
      <text:p text:style-name="Standard"/>
      <text:p text:style-name="Standard"/>
      <text:p text:style-name="Standard"/>
      <text:p text:style-name="Standard"/>
      <text:p text:style-name="Standard"/>
      <text:p text:style-name="P1"/>
      <text:p text:style-name="P1">Plan de Seguimiento y Cumplimiento</text:p>
      <text:p text:style-name="Standard"/>
      <text:p text:style-name="Standard">Para evaluar la eficacia del nuevo sistema ERP, realizaremos un cuestionarios entre los trabajadores para comprobar que los beneficios esperados se cumplen.</text:p>
      <text:p text:style-name="Standard">Para evaluar el funcionamiento de la página web se tendrán dos métricas, una correspondiente a las visitas, y otra basada en los productos comprados y/o contratados a través de la web ( De cada Y personas que acceden a las web, X % compr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2-23T16:33:09.86</meta:creation-date>
    <dc:date>2019-02-23T18:25:25.93</dc:date>
    <meta:editing-duration>PT1H51M58S</meta:editing-duration>
    <meta:editing-cycles>39</meta:editing-cycles>
    <meta:generator>OpenOffice/4.1.6$Win32 OpenOffice.org_project/416m1$Build-9790</meta:generator>
    <meta:document-statistic meta:table-count="2" meta:image-count="0" meta:object-count="0" meta:page-count="3" meta:paragraph-count="80" meta:word-count="1091" meta:character-count="6709"/>
  </office:meta>
</office:document-meta>
</file>